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caf" officeooo:paragraph-rsid="001aa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/04/2024</text:p>
      <text:p text:style-name="P1"/>
      <text:p text:style-name="P1">Per il confronto dei dati di temperatura ho provato vari script.</text:p>
      <text:p text:style-name="P1"/>
      <text:p text:style-name="P1">Prima fase:</text:p>
      <text:p text:style-name="P1">Inizalmente importavo i dati con il codice di Fontanta, ed elaboravo quelli in locale</text:p>
      <text:p text:style-name="P1"/>
      <text:p text:style-name="P1">Seconda fase:</text:p>
      <text:p text:style-name="P1">Dopo ho iniziato ad importare ed elaborare direttamete i dati, e a fare dei confrontim piuttosto rozzi</text:p>
      <text:p text:style-name="P1"/>
      <text:p text:style-name="P1">Terza fase:</text:p>
      <text:p text:style-name="P1">sviluppo di script più elaborati prendendo in considerazione dettagli importanti, quali le coordinate di flusso, gli equilibri, e producendo degli oputput più affidabili.</text:p>
      <text:p text:style-name="P1">Contemporaneamente ho iniziato ad usare dei file ‘libreria’ contenenti tutte le fuznzioni che vengono richiamate del ‘main’ di analis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4-04-09T11:09:47.172847068</meta:creation-date>
    <dc:date>2024-04-09T11:14:34.844716279</dc:date>
    <meta:editing-duration>PT4M48S</meta:editing-duration>
    <meta:editing-cycles>1</meta:editing-cycles>
    <meta:document-statistic meta:table-count="0" meta:image-count="0" meta:object-count="0" meta:page-count="1" meta:paragraph-count="9" meta:word-count="91" meta:character-count="601" meta:non-whitespace-character-count="519"/>
    <meta:generator>LibreOffice/7.2.4.1$Linux_X86_64 LibreOffice_project/27d75539669ac387bb498e35313b970b7fe9c4f9</meta:generator>
  </office:meta>
</office:document-meta>
</file>